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Ubuntu" fo:font-size="24pt" officeooo:rsid="000ee1f3" officeooo:paragraph-rsid="000ee1f3" style:font-size-asian="21pt" style:font-size-complex="24pt"/>
    </style:style>
    <style:style style:name="P2" style:family="paragraph" style:parent-style-name="Standard">
      <style:paragraph-properties fo:text-align="start" style:justify-single-word="false"/>
      <style:text-properties style:font-name="Ubuntu" fo:font-size="18pt" officeooo:rsid="000ee1f3" officeooo:paragraph-rsid="000ee1f3" style:font-size-asian="15.75pt" style:font-size-complex="18pt"/>
    </style:style>
    <style:style style:name="P3" style:family="paragraph" style:parent-style-name="Standard">
      <style:paragraph-properties fo:text-align="start" style:justify-single-word="false"/>
      <style:text-properties style:font-name="Ubuntu" fo:font-size="18pt" officeooo:rsid="000ee1f3" officeooo:paragraph-rsid="00149542" style:font-size-asian="15.75pt" style:font-size-complex="18pt"/>
    </style:style>
    <style:style style:name="P4" style:family="paragraph" style:parent-style-name="Standard">
      <style:paragraph-properties fo:text-align="start" style:justify-single-word="false"/>
      <style:text-properties style:font-name="Ubuntu" fo:font-size="18pt" officeooo:rsid="001463b6" officeooo:paragraph-rsid="001463b6" style:font-size-asian="15.75pt" style:font-size-complex="18pt"/>
    </style:style>
    <style:style style:name="P5" style:family="paragraph" style:parent-style-name="Standard">
      <style:paragraph-properties fo:text-align="start" style:justify-single-word="false"/>
      <style:text-properties style:font-name="Ubuntu" fo:font-size="18pt" style:text-underline-style="none" officeooo:rsid="001463b6" officeooo:paragraph-rsid="001463b6" style:font-size-asian="15.75pt" style:font-size-complex="18pt"/>
    </style:style>
    <style:style style:name="P6" style:family="paragraph" style:parent-style-name="Standard">
      <style:paragraph-properties fo:text-align="start" style:justify-single-word="false"/>
      <style:text-properties style:font-name="Ubuntu" fo:font-size="18pt" fo:font-style="normal" fo:font-weight="normal" officeooo:rsid="0016932f" officeooo:paragraph-rsid="0016932f" style:font-size-asian="15.75pt" style:font-style-asian="normal" style:font-weight-asian="normal" style:font-size-complex="18pt" style:font-style-complex="normal" style:font-weight-complex="normal"/>
    </style:style>
    <style:style style:name="P7" style:family="paragraph" style:parent-style-name="Standard">
      <style:paragraph-properties fo:text-align="start" style:justify-single-word="false"/>
      <style:text-properties style:font-name="Ubuntu" fo:font-size="12pt" officeooo:rsid="00149542" officeooo:paragraph-rsid="00149542" style:font-size-asian="10.5pt" style:font-size-complex="12pt"/>
    </style:style>
    <style:style style:name="P8" style:family="paragraph" style:parent-style-name="Standard">
      <style:paragraph-properties fo:text-align="start" style:justify-single-word="false"/>
      <style:text-properties style:font-name="Ubuntu" fo:font-size="12pt" fo:font-style="normal" fo:font-weight="bold" officeooo:rsid="00149542" officeooo:paragraph-rsid="00149542" style:font-size-asian="10.5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style:font-name="Ubuntu" fo:font-size="12pt" fo:font-style="normal" fo:font-weight="normal" officeooo:rsid="00149542" officeooo:paragraph-rsid="00149542"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Ubuntu" fo:font-size="12pt" fo:font-weight="bold" officeooo:rsid="00149542" officeooo:paragraph-rsid="00149542" style:font-size-asian="10.5pt" style:font-weight-asian="bold" style:font-size-complex="12pt" style:font-weight-complex="bold"/>
    </style:style>
    <style:style style:name="P11" style:family="paragraph" style:parent-style-name="Standard">
      <style:paragraph-properties fo:text-align="start" style:justify-single-word="false"/>
      <style:text-properties style:font-name="Ubuntu" fo:font-size="10pt" fo:font-style="italic" officeooo:rsid="001463b6" officeooo:paragraph-rsid="001463b6" style:font-size-asian="10pt" style:font-style-asian="italic" style:font-size-complex="10pt" style:font-style-complex="italic"/>
    </style:style>
    <style:style style:name="P12" style:family="paragraph" style:parent-style-name="Standard">
      <style:paragraph-properties fo:text-align="start" style:justify-single-word="false"/>
      <style:text-properties style:font-name="Ubuntu" fo:font-size="10pt" fo:font-style="italic" officeooo:rsid="000ee1f3" officeooo:paragraph-rsid="00149542" style:font-size-asian="10pt" style:font-style-asian="italic" style:font-size-complex="10pt" style:font-style-complex="italic"/>
    </style:style>
    <style:style style:name="P13" style:family="paragraph" style:parent-style-name="Standard">
      <style:paragraph-properties fo:text-align="start" style:justify-single-word="false"/>
      <style:text-properties style:font-name="Ubuntu" fo:font-size="10pt" fo:font-style="italic" fo:font-weight="normal" officeooo:rsid="00149542" officeooo:paragraph-rsid="00149542" style:font-size-asian="10pt" style:font-style-asian="italic" style:font-weight-asian="normal" style:font-size-complex="10pt" style:font-style-complex="italic" style:font-weight-complex="normal"/>
    </style:style>
    <style:style style:name="P14" style:family="paragraph" style:parent-style-name="Standard">
      <style:paragraph-properties fo:text-align="start" style:justify-single-word="false"/>
      <style:text-properties fo:color="#c9211e" loext:opacity="100%" style:font-name="Ubuntu" fo:font-size="12pt" officeooo:rsid="00127671" officeooo:paragraph-rsid="00127671" style:font-size-asian="10.5pt" style:font-size-complex="12pt"/>
    </style:style>
    <style:style style:name="P15" style:family="paragraph" style:parent-style-name="Standard" style:list-style-name="L1">
      <style:paragraph-properties fo:text-align="start" style:justify-single-word="false"/>
      <style:text-properties style:font-name="Ubuntu" fo:font-size="12pt" officeooo:rsid="000ee1f3" officeooo:paragraph-rsid="000ee1f3" style:font-size-asian="10.5pt" style:font-size-complex="12pt"/>
    </style:style>
    <style:style style:name="P16" style:family="paragraph" style:parent-style-name="Standard" style:list-style-name="L1">
      <style:paragraph-properties fo:text-align="start" style:justify-single-word="false"/>
      <style:text-properties style:font-name="Ubuntu" fo:font-size="12pt" officeooo:rsid="0010b2ac" officeooo:paragraph-rsid="0010b2ac" style:font-size-asian="10.5pt" style:font-size-complex="12pt"/>
    </style:style>
    <style:style style:name="P17" style:family="paragraph" style:parent-style-name="Standard" style:list-style-name="L1">
      <style:paragraph-properties fo:text-align="start" style:justify-single-word="false"/>
      <style:text-properties style:font-name="Ubuntu" fo:font-size="12pt" officeooo:rsid="00127671" officeooo:paragraph-rsid="00127671" style:font-size-asian="10.5pt" style:font-size-complex="12pt"/>
    </style:style>
    <style:style style:name="P18" style:family="paragraph" style:parent-style-name="Standard">
      <style:paragraph-properties fo:text-align="start" style:justify-single-word="false"/>
      <style:text-properties style:font-name="Ubuntu" fo:font-size="12pt" officeooo:rsid="00149542" officeooo:paragraph-rsid="001463b6" style:font-size-asian="10.5pt" style:font-size-complex="12pt"/>
    </style:style>
    <style:style style:name="P19" style:family="paragraph" style:parent-style-name="Standard" style:list-style-name="L2">
      <style:paragraph-properties fo:text-align="start" style:justify-single-word="false"/>
      <style:text-properties style:font-name="Ubuntu" fo:font-size="12pt" fo:font-style="normal" fo:font-weight="normal" officeooo:rsid="0016932f" officeooo:paragraph-rsid="0016932f" style:font-size-asian="10.5pt" style:font-style-asian="normal" style:font-weight-asian="normal" style:font-size-complex="12pt" style:font-style-complex="normal" style:font-weight-complex="normal"/>
    </style:style>
    <style:style style:name="P20" style:family="paragraph" style:parent-style-name="Standard" style:list-style-name="L2">
      <style:paragraph-properties fo:text-align="start" style:justify-single-word="false"/>
      <style:text-properties style:font-name="Ubuntu" fo:font-size="12pt" fo:font-style="normal" fo:font-weight="normal" officeooo:rsid="00187d8b" officeooo:paragraph-rsid="00187d8b" style:font-size-asian="10.5pt" style:font-style-asian="normal" style:font-weight-asian="normal" style:font-size-complex="12pt" style:font-style-complex="normal" style:font-weight-complex="normal"/>
    </style:style>
    <style:style style:name="P21" style:family="paragraph" style:parent-style-name="Standard" style:list-style-name="L1">
      <style:paragraph-properties fo:text-align="start" style:justify-single-word="false"/>
      <style:text-properties officeooo:paragraph-rsid="000ee1f3"/>
    </style:style>
    <style:style style:name="P22" style:family="paragraph" style:parent-style-name="Standard">
      <style:paragraph-properties fo:text-align="start" style:justify-single-word="false"/>
      <style:text-properties officeooo:paragraph-rsid="00149542"/>
    </style:style>
    <style:style style:name="T1" style:family="text">
      <style:text-properties officeooo:rsid="0010b2ac"/>
    </style:style>
    <style:style style:name="T2" style:family="text">
      <style:text-properties fo:color="#c9211e" loext:opacity="100%"/>
    </style:style>
    <style:style style:name="T3" style:family="text">
      <style:text-properties fo:color="#c9211e" loext:opacity="100%" officeooo:rsid="00149542"/>
    </style:style>
    <style:style style:name="T4" style:family="text">
      <style:text-properties fo:font-size="12pt" style:font-size-asian="10.5pt" style:font-size-complex="12pt"/>
    </style:style>
    <style:style style:name="T5" style:family="text">
      <style:text-properties fo:font-size="12pt" officeooo:rsid="00149542" style:font-size-asian="10.5pt" style:font-size-complex="12pt"/>
    </style:style>
    <style:style style:name="T6" style:family="text">
      <style:text-properties fo:font-size="10pt" fo:font-style="italic" style:font-size-asian="10pt" style:font-style-asian="italic" style:font-size-complex="10pt" style:font-style-complex="italic"/>
    </style:style>
    <style:style style:name="T7" style:family="text">
      <style:text-properties officeooo:rsid="00187d8b"/>
    </style:style>
    <style:style style:name="T8" style:family="text">
      <style:text-properties officeooo:rsid="001a15c0"/>
    </style:style>
    <style:style style:name="T9" style:family="text">
      <style:text-properties style:font-name="Ubuntu" fo:font-size="12pt" officeooo:rsid="001a15c0" style:font-size-asian="10.5pt" style:font-size-complex="12pt"/>
    </style:style>
    <style:style style:name="T10" style:family="text">
      <style:text-properties style:font-name="Ubuntu" fo:font-size="12pt" officeooo:rsid="000ee1f3" style:font-size-asian="10.5pt" style:font-size-complex="12pt"/>
    </style:style>
    <style:style style:name="T11" style:family="text">
      <style:text-properties style:font-name="Ubuntu" fo:font-size="12pt" fo:font-weight="bold" officeooo:rsid="00149542" style:font-size-asian="10.5pt" style:font-weight-asian="bold" style:font-size-complex="12pt" style:font-weight-complex="bold"/>
    </style:style>
    <style:style style:name="T12" style:family="text">
      <style:text-properties style:font-name="Ubuntu" fo:font-size="12pt" fo:font-weight="bold" officeooo:rsid="001a15c0" style:font-size-asian="10.5pt" style:font-weight-asian="bold" style:font-size-complex="12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forme práctica sockets.</text:p>
      <text:p text:style-name="P1"/>
      <text:p text:style-name="P2">1. Ficheros:</text:p>
      <text:list xml:id="list568512009" text:style-name="L1">
        <text:list-item>
          <text:p text:style-name="P15">servidor.c: Contiene el codigo principal del servidor, la creacion de los sockets TCP y UDP, asi como el control de mensajes recibidos por los clientes.</text:p>
        </text:list-item>
        <text:list-item>
          <text:p text:style-name="P15">serverUtils.c: Fichero en el que se procesan los distintos comandos.</text:p>
        </text:list-item>
        <text:list-item>
          <text:p text:style-name="P15">cliente.c: fichero con el codigo del cliente. Permite operar tanto en modo TCP como UDP. Se puede ejecutar en modo manual, pasandole las ordenes por teclado, o en modo file, pasandole las ordenes en un fichero.</text:p>
        </text:list-item>
        <text:list-item>
          <text:p text:style-name="P21"><text:span text:style-name="T9">Nntpd.log</text:span><text:span text:style-name="T10">: contiene el log del servidor, en el que se anotan las nuevas conexiones, los comandos recibidos y las desconexiones.</text:span></text:p>
        </text:list-item>
        <text:list-item>
          <text:p text:style-name="P15"><text:span text:style-name="T1">g</text:span>rupos: fichero con informacion correspondiente a los diferentes grupos que existen en el sistema</text:p>
        </text:list-item>
        <text:list-item>
          <text:p text:style-name="P16">n_articulos: fichero que contiene el numero de articulos en el sistema.</text:p>
        </text:list-item>
        <text:list-item>
          <text:p text:style-name="P17">Makefile: genera el ejecutable del servidor y del cliente.</text:p>
        </text:list-item>
        <text:list-item>
          <text:p text:style-name="P17">OrdenesN.txt: ficheros con ordenes que se pueden pasar como parametro al cliente.</text:p>
        </text:list-item>
        <text:list-item>
          <text:p text:style-name="P17">LanzaServidor.sh: fichero para lanzar el servidor y los clientes. <text:span text:style-name="T2">Atencion: el fichero es incapaz de lanzar el servidor, lanzar el servidor a parte y después </text:span><text:span text:style-name="T3">lanzaServidor2.sh</text:span><text:span text:style-name="T2">.</text:span></text:p>
        </text:list-item>
      </text:list>
      <text:p text:style-name="P14"/>
      <text:p text:style-name="P14"/>
      <text:p text:style-name="P14"/>
      <text:p text:style-name="P4">2. Ejemplo de funcionamiento:</text:p>
      <text:p text:style-name="P4"><text:tab/><text:span text:style-name="T5">Tras lanzar el servidor y los clientes, 3 en TCP y 3 en UDP, de forma concurrente, estos son algunos de los resultados que obtenemos, los ficheros originales se adjuntan en la carpeta ejemplo ejecución:</text:span></text:p>
      <text:p text:style-name="P18"/>
      <text:p text:style-name="P22"><text:span text:style-name="T11">Fichero </text:span><text:span text:style-name="T12">nntpd.log</text:span><text:span text:style-name="T11">:</text:span></text:p>
      <text:p text:style-name="P4"><text:tab/><text:span text:style-name="T6">Tue Jan <text:s/>5 19:05:09 2021</text:span></text:p>
      <text:p text:style-name="P11"><text:tab/>UDP port 50553: Startup from nogal.fis.usal.es</text:p>
      <text:p text:style-name="P11">Tue Jan <text:s/>5 19:05:09 2021</text:p>
      <text:p text:style-name="P11"><text:tab/>UDP port 54040: Startup from nogal.fis.usal.es</text:p>
      <text:p text:style-name="P11">Tue Jan <text:s/>5 19:05:09 2021</text:p>
      <text:p text:style-name="P11"><text:tab/>UDP port 50553: LISTADO</text:p>
      <text:p text:style-name="P11">Tue Jan <text:s/>5 19:05:09 2021</text:p>
      <text:p text:style-name="P11"><text:tab/>UDP port 57885: Startup from nogal.fis.usal.es</text:p>
      <text:p text:style-name="P11">Tue Jan <text:s/>5 19:05:09 2021</text:p>
      <text:p text:style-name="P11"><text:tab/>UDP port 54040: LIST</text:p>
      <text:p text:style-name="P11">Tue Jan <text:s/>5 19:05:09 2021</text:p>
      <text:p text:style-name="P11"><text:tab/>TCP port 52226: Startup from nogal.fis.usal.es</text:p>
      <text:p text:style-name="P11">Tue Jan <text:s/>5 19:05:09 2021</text:p>
      <text:p text:style-name="P11"><text:tab/>UDP port 50553: LIST</text:p>
      <text:p text:style-name="P11">Tue Jan <text:s/>5 19:05:09 2021</text:p>
      <text:p text:style-name="P11"><text:tab/>TCP port 52228: Startup from nogal.fis.usal.es</text:p>
      <text:p text:style-name="P11">Tue Jan <text:s/>5 19:05:09 2021</text:p>
      <text:p text:style-name="P11"><text:tab/>UDP port 57885: LIST</text:p>
      <text:p text:style-name="P11">Tue Jan <text:s/>5 19:05:09 2021</text:p>
      <text:p text:style-name="P11"><text:tab/>TCP port 52230: Startup from nogal.fis.usal.es</text:p>
      <text:p text:style-name="P11"/>
      <text:p text:style-name="P9">Vemos como los 6 clientes son atendidos de forma concurrente.</text:p>
      <text:p text:style-name="P5"><text:soft-page-break/></text:p>
      <text:p text:style-name="P2"/>
      <text:p text:style-name="P12">Tue Jan <text:s/>5 19:05:09 2021</text:p>
      <text:p text:style-name="P12"><text:tab/>UDP port 54040: POST</text:p>
      <text:p text:style-name="P12">Tue Jan <text:s/>5 19:05:09 2021</text:p>
      <text:p text:style-name="P12"><text:tab/>UDP port 50553: QUIT</text:p>
      <text:p text:style-name="P12">Tue Jan <text:s/>5 19:05:09 2021</text:p>
      <text:p text:style-name="P12"><text:tab/>UDP port 57885: QUIT</text:p>
      <text:p text:style-name="P12">Tue Jan <text:s/>5 19:05:09 2021</text:p>
      <text:p text:style-name="P12"><text:tab/>UDP port 50553: Completed nogal.fis.usal.es, 9 requests</text:p>
      <text:p text:style-name="P12"/>
      <text:p text:style-name="P12">Tue Jan <text:s/>5 19:05:09 2021</text:p>
      <text:p text:style-name="P12"><text:tab/>UDP port 57885: Completed nogal.fis.usal.es, 5 requests</text:p>
      <text:p text:style-name="P12"/>
      <text:p text:style-name="P12">Tue Jan <text:s/>5 19:05:09 2021</text:p>
      <text:p text:style-name="P12"><text:tab/>UDP port 54040: QUIT</text:p>
      <text:p text:style-name="P12">Tue Jan <text:s/>5 19:05:09 2021</text:p>
      <text:p text:style-name="P12"><text:tab/>UDP port 54040: Completed nogal.fis.usal.es, 7 requests</text:p>
      <text:p text:style-name="P12"/>
      <text:p text:style-name="P12">Tue Jan <text:s/>5 19:05:09 2021</text:p>
      <text:p text:style-name="P12"><text:tab/>TCP port 52230: POST</text:p>
      <text:p text:style-name="P12">Tue Jan <text:s/>5 19:05:09 2021</text:p>
      <text:p text:style-name="P12"><text:tab/>TCP port 52226: GROUP redes</text:p>
      <text:p text:style-name="P12">Tue Jan <text:s/>5 19:05:09 2021</text:p>
      <text:p text:style-name="P12"><text:tab/>TCP port 52228: NEWGROUPS 201126 120000</text:p>
      <text:p text:style-name="P12">Tue Jan <text:s/>5 19:05:10 2021</text:p>
      <text:p text:style-name="P12"><text:tab/>TCP port 52226: GROUP local.redes</text:p>
      <text:p text:style-name="P12">Tue Jan <text:s/>5 19:05:10 2021</text:p>
      <text:p text:style-name="P12"><text:tab/>TCP port 52228: NEWNEWS local.test 201127 120000</text:p>
      <text:p text:style-name="P12">Tue Jan <text:s/>5 19:05:10 2021</text:p>
      <text:p text:style-name="P3"><text:span text:style-name="T6"><text:tab/>TCP port 52226: ARTICLE 4</text:span><text:tab/></text:p>
      <text:p text:style-name="P3"/>
      <text:p text:style-name="P7">Obsevamos que algunos clientes finalizan, indicando el numero de comandos ejecutados, mientras que otros continuan enviando solicitudes.</text:p>
      <text:p text:style-name="P7"/>
      <text:p text:style-name="P10">Fichero 50553.txt, correspondiente a ordenes1.txt.</text:p>
      <text:p text:style-name="P10"/>
      <text:p text:style-name="P13">500 Comando no conocido</text:p>
      <text:p text:style-name="P13">215 listado de los grupos en formato “nombre ultimo primero fecha descipcion”</text:p>
      <text:p text:style-name="P13">local.redes 0000000006 0000000001 201203 140000 Sobre las redes</text:p>
      <text:p text:style-name="P13">local.deporte 0000000001 0000000001 201203 140200 Temas relacionados con el deporte</text:p>
      <text:p text:style-name="P13">local.test 0000000001 0000000001 201203 1420200 Test</text:p>
      <text:p text:style-name="P13">.</text:p>
      <text:p text:style-name="P13"/>
      <text:p text:style-name="P13">501 Error de sintaxis en GROUP newsgroup / 411 Grupo no encontrado</text:p>
      <text:p text:style-name="P13">211 6 0000000005 0000000004 local/redes</text:p>
      <text:p text:style-name="P13">223 4 articulo recuperado</text:p>
      <text:p text:style-name="P13">Newsgroups: local.redes</text:p>
      <text:p text:style-name="P13">Subject: Sobre los sockets otra vez</text:p>
      <text:p text:style-name="P13">Date: 210105 185059</text:p>
      <text:p text:style-name="P13">Message-ID: &lt;4@localhost&gt;</text:p>
      <text:p text:style-name="P13"/>
      <text:p text:style-name="P13">El número de puerto a utilizar en los servidores en nogal es 9999.</text:p>
      <text:p text:style-name="P13">Siendo 9999 los últimos 4 digitos del DNI del alumno.</text:p>
      <text:p text:style-name="P13">Si el número es menor de 1024 utilizar los últimos 5 dígitos.</text:p>
      <text:p text:style-name="P13">.</text:p>
      <text:p text:style-name="P13"/>
      <text:p text:style-name="P13"/>
      <text:p text:style-name="P13"/>
      <text:p text:style-name="P13"><text:soft-page-break/>223 1 articulo recuperado</text:p>
      <text:p text:style-name="P13">Newsgroups: local.redes</text:p>
      <text:p text:style-name="P13">Subject: Sobre los sockets</text:p>
      <text:p text:style-name="P13">Date: 201203 143209 Thu, 3 Dec 2020 14:32:09 -0000 (UTC)</text:p>
      <text:p text:style-name="P13">Message-ID: &lt;1@nogal.usal.es&gt;</text:p>
      <text:p text:style-name="P13"/>
      <text:p text:style-name="P13">Los sockets son un API de programación en red.</text:p>
      <text:p text:style-name="P13">Permite utilizar los servicios de los protocolos de transporte TCP y UDP.</text:p>
      <text:p text:style-name="P13">.</text:p>
      <text:p text:style-name="P13"/>
      <text:p text:style-name="P13">221 1 cabeza recuperada</text:p>
      <text:p text:style-name="P13">Newsgroups: local.redes</text:p>
      <text:p text:style-name="P13">Subject: Sobre los sockets</text:p>
      <text:p text:style-name="P13">Date: 201203 143209 Thu, 3 Dec 2020 14:32:09 -0000 (UTC)</text:p>
      <text:p text:style-name="P13">Message-ID: &lt;1@nogal.usal.es&gt;</text:p>
      <text:p text:style-name="P13"/>
      <text:p text:style-name="P13">222 1 cuerpo recuperado</text:p>
      <text:p text:style-name="P13">Los sockets son un API de programación en red.</text:p>
      <text:p text:style-name="P13">Permite utilizar los servicios de los protocolos de transporte TCP y UDP.</text:p>
      <text:p text:style-name="P13">.</text:p>
      <text:p text:style-name="P13"/>
      <text:p text:style-name="P13">205 Adios</text:p>
      <text:p text:style-name="P8"/>
      <text:p text:style-name="P8"/>
      <text:p text:style-name="P6">3. Aspectos relevantes sobre la implementación.</text:p>
      <text:list xml:id="list2168996161" text:style-name="L2">
        <text:list-item>
          <text:p text:style-name="P19">Existe un error, tanto en modo manual como en modo file, que el primer comando, independientemente de cual sea, no lo identifica. Una posible solución sería enviar un comando erroneo intecionadamente en el momento de la conexión.</text:p>
        </text:list-item>
        <text:list-item>
          <text:p text:style-name="P19">El servidor recibe peticiones tanto en TCP como en UDP, creando un proceso nuevo para cada conexión, de esa forma no se mantiene el proceso servidor ocupado y se pueden seguir recibiendo mas solicitudes. En el caso de UDP se crea un socket nuevo para gestionar la conexión con cada cliente. Cuando los clientes ejecutan el comando QUIT el proceso que los atiende es destruido.</text:p>
        </text:list-item>
        <text:list-item>
          <text:p text:style-name="P19">Para separar la gestion del servidor con la de los comandos, se ha creado el fichero serverUtils.c, donde se analiza cada request, se procesa y se env<text:span text:style-name="T7">í</text:span>a la respuesta al cliente determinado.</text:p>
        </text:list-item>
        <text:list-item>
          <text:p text:style-name="P20">El cliente permite la ejecucion tanto en modo manual como en modo file, el modo manual se usó a la hora de desarrollo para ir probando los comandos específicos, al final de la implementación se decidió mantener ya que no suponía ningún problema para el modo file. De esta forma, la ejecución del cliente puede darse de dos maneras:</text:p>
          <text:list>
            <text:list-item>
              <text:p text:style-name="P20">./cliente (nombreHost) (TCP o UDP)</text:p>
            </text:list-item>
            <text:list-item>
              <text:p text:style-name="P20">./cliente (nombreHost) (TCP o UDP) (nombreFicheroOrdenes)</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1-04T18:08:07.026505010</meta:creation-date>
    <dc:date>2021-01-05T19:43:02.249455657</dc:date>
    <meta:editing-duration>PT45M31S</meta:editing-duration>
    <meta:editing-cycles>5</meta:editing-cycles>
    <meta:generator>LibreOffice/7.0.2.2$Linux_X86_64 LibreOffice_project/3a01483fc371ab18cfca4bab0d636937da5eaf70</meta:generator>
    <meta:document-statistic meta:table-count="0" meta:image-count="0" meta:object-count="0" meta:page-count="3" meta:paragraph-count="105" meta:word-count="907" meta:character-count="5525" meta:non-whitespace-character-count="4689"/>
  </office:meta>
</office:document-meta>
</file>